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28_4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28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Wm. B. Hackenburg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25 January 1869</text:p>
      <text:p text:style-name="P2">Month<text:tab/><text:tab/><text:tab/><text:tab/><text:tab/><text:tab/>January</text:p>
      <text:p text:style-name="P2">Year<text:tab/><text:tab/><text:tab/><text:tab/><text:tab/><text:tab/>1869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ennsylvania <text:s/><text:tab/><text:tab/><text:tab/><text:tab/>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/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2</text:p>
      <text:p text:style-name="P2">Number of Sheets<text:tab/><text:tab/><text:tab/><text:tab/>2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Y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Page 1]</text:span></text:p>
      <text:p text:style-name="P2"><text:span text:style-name="T1">Aub, Hackenburg &amp; Co./</text:span></text:p>
      <text:p text:style-name="P2"><text:span text:style-name="T1">SILK MANUFACTURERS,/ </text:span></text:p>
      <text:p text:style-name="P2"><text:span text:style-name="T1">219 CHRUCH STREET, NEW YORK,/</text:span></text:p>
      <text:p text:style-name="P2"><text:span text:style-name="T1">AND CORNER FRONT AND NEW STREETS,/</text:span></text:p>
      <text:p text:style-name="P2"><text:span text:style-name="T1">PHILADELPHIA./</text:span></text:p>
      <text:p text:style-name="P4"><text:span text:style-name="T1">Philadelphia Jany. 25 1869/</text:span></text:p>
      <text:p text:style-name="P2"><text:span text:style-name="T1">Rev. S. Morais/</text:span></text:p>
      <text:p text:style-name="P2"><text:span text:style-name="T1"><text:tab/>My dear sir/</text:span></text:p>
      <text:p text:style-name="P2"><text:span text:style-name="T1"><text:tab/>Would you be kind enough/ to furnish me with the translation/ of the Hebrew inscriptions which/ you were pleased to prepare for/ the monument of the late Rev. I./ Leeser? <text:s/>I beg to apologize to/ you for the trouble I have given/ you in this matter and pray/ you not to consider my requests/ “an imposition on good nature,”/ for I am fully aware that it/ has been to some considerable/ extent a tax on you; you will/ please accept my thanks as well/ as of the whole committee and/ believe me Yours Truly/</text:span></text:p>
      <text:p text:style-name="P2"><text:span text:style-name="T1"><text:tab/><text:tab/><text:tab/><text:tab/><text:tab/><text:tab/><text:tab/><text:tab/><text:tab/><text:tab/><text:tab/>Wm B Hackenburg/</text:span></text:p>
      <text:p text:style-name="P2"><text:span text:style-name="T1"/></text:p>
      <text:p text:style-name="P2"><text:span text:style-name="T1">If you can possibly let me have the/ translation by Wednesday I would be obliged/</text:span></text:p>
      <text:p text:style-name="P2"><text:span text:style-name="T1"/></text:p>
      <text:p text:style-name="P2"><text:span text:style-name="T1">[Page 2]</text:span></text:p>
      <text:p text:style-name="P2"><text:span text:style-name="T1">[Hebrew]/</text:span></text:p>
      <text:p text:style-name="P2"><text:span text:style-name="T1"/></text:p>
      <text:p text:style-name="P2"><text:span text:style-name="T1">[Envelope]</text:span></text:p>
      <text:p text:style-name="P2"><text:span text:style-name="T1">Rev. S. Morais/</text:span></text:p>
      <text:p text:style-name="P2"><text:span text:style-name="T1"><text:tab/>546 Nth. 5</text:span><text:span text:style-name="T2">th</text:span><text:span text:style-name="T1"> St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4-30T10:47:24</meta:creation-date>
    <dc:date>2009-04-30T11:00:23</dc:date>
    <dc:language>en-US</dc:language>
    <meta:editing-cycles>2</meta:editing-cycles>
    <meta:editing-duration>PT12M5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7" meta:word-count="316" meta:character-count="2144"/>
  </office:meta>
</office:document-meta>
</file>